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3cm" draw:z-index="0"><draw:image xlink:href="../../odt/images/005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рккотанген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14cm" svg:height="1.64cm" draw:z-index="0"><draw:image xlink:href="../../odt/images/0050_in_scheme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able_20_Contents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5.771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0">й и выходной сигналы.</text:span></text:p>
            <text:p text:style-name="Text_20_body"><text:span text:style-name="T11">Свойства</text:span><text:span text:style-name="T10">:</text:span></text:p>
            <text:list xml:id="list4134809256833917442" text:style-name="L1">
              <text:list-item>
                <text:p text:style-name="P5"><text:span text:style-name="T10">А</text:span><text:span text:style-name="T2">мплитуда</text:span><text:span text:style-name="T1">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2">Примечани</text:span><text:span text:style-name="T11">я</text:span>:</text:p>
            <text:list xml:id="list4101128096641357356" text:style-name="L2">
              <text:list-item>
                <text:p text:style-name="P6">По умолчанию данный блок реализует <text:span text:style-name="T10">обратное котангенциальному </text:span>преобразование входного <text:span text:style-name="T13">скалярного</text:span> сигнала с<text:span text:style-name="T10">о свойствами </text:span><draw:frame draw:style-name="fr3" draw:name="Object2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тангенс</dc:title>
    <dc:date>2012-03-30T20:19:47.11</dc:date>
    <meta:generator>OpenOffice_Beta/4.1.0$Win32 OpenOffice.org_project/410m14$Build-9760</meta:generator>
    <meta:editing-duration>PT2H29M14S</meta:editing-duration>
    <meta:editing-cycles>147</meta:editing-cycles>
    <meta:document-statistic meta:table-count="1" meta:image-count="2" meta:object-count="7" meta:page-count="1" meta:paragraph-count="18" meta:word-count="105" meta:character-count="71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